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6">
      <style:paragraph-properties fo:margin-top="0in" fo:margin-bottom="0in"/>
    </style:style>
    <style:style style:name="P26" style:family="paragraph" style:parent-style-name="Text_20_body" style:list-style-name="L7">
      <style:paragraph-properties fo:margin-top="0in" fo:margin-bottom="0in"/>
    </style:style>
    <style:style style:name="P27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arrays of different datatypes,</text:p>
        </text:list-item>
        <text:list-item>
          <text:p text:style-name="P1">To introduce you to the different ways of declaring, assigning and initializing arrays,</text:p>
        </text:list-item>
        <text:list-item>
          <text:p text:style-name="P1">To iterate over arrays,</text:p>
        </text:list-item>
        <text:list-item>
          <text:p text:style-name="P1">To use the <text:span text:style-name="NormalTok">Length</text:span> property of array,</text:p>
        </text:list-item>
      </text:list>
      <text:h text:style-name="Heading_20_1" text:outline-level="1"><text:bookmark-start text:name="declaration-assignment-initialization-of-an-array"/>Declaration, Assignment &amp; Initialization of an Array<text:bookmark-end text:name="declaration-assignment-initialization-of-an-array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2">
        <text:list-item>
          <text:p text:style-name="P2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2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2">displays the content of <text:span text:style-name="NormalTok">myArray</text:span> on the screen.</text:p>
        </text:list-item>
      </text:list>
      <text:p text:style-name="Definition_20_Term">Questions</text:p>
      <text:list text:style-name="L3">
        <text:list-item>
          <text:p text:style-name="P3">What values are stored in this array after declaring it <text:span text:style-name="T1">but before initializing it</text:span>?</text:p>
        </text:list-item>
        <text:list-item>
          <text:p text:style-name="P3">There are a few different ways you can declare and initialize an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</text:list>
      <text:p text:style-name="First_20_paragraph">Answer:</text:p>
      <text:list text:style-name="L4">
        <text:list-item>
          <text:p text:style-name="P4">All the values in the array are set to 0,</text:p>
        </text:list-item>
        <text:list-item>
          <text:p text:style-name="P4">Two possible ways are 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]</text:span><text:span text:style-name="NormalTok"><text:s text:c="1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};</text:span> and 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2"/></text:span><text:span text:style-name="OperatorTok">{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</text:span><text:span text:style-name="DecValTok">3</text:span><text:span text:style-name="OperatorTok">,</text:span><text:span text:style-name="NormalTok"><text:s text:c="1"/></text:span><text:span text:style-name="DecValTok">4</text:span><text:span text:style-name="OperatorTok">,</text:span><text:span text:style-name="NormalTok"><text:s text:c="1"/></text:span><text:span text:style-name="DecValTok">5</text:span><text:span text:style-name="OperatorTok">};</text:span>. 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 For each of the programs below, compile them and make sure you understand the error messages that are displayed.</text:p>
      <text:h text:style-name="Heading_20_3" text:outline-level="3"><text:bookmark-start text:name="trying-to-set-all-the-values-at-once-after-declaring"/>Trying to set all the values at once after declaring<text:bookmark-end text:name="trying-to-set-all-the-values-at-once-after-declaring"/></text:h>
      <text:p text:style-name="P5">int[] myArrayA = new int[5];</text:p>
      <text:p text:style-name="P6">myArrayA = {1, 2, 3, 4, 5};</text:p>
      <text:h text:style-name="Heading_20_3" text:outline-level="3"><text:bookmark-start text:name="out-of-bound-error-read"/>Out of bound error (read)<text:bookmark-end text:name="out-of-bound-error-read"/></text:h>
      <text:p text:style-name="P7">int[] myArrayB = new int[5];</text:p>
      <text:p text:style-name="P8">Console.WriteLine(myArrayB[5]);</text:p>
      <text:h text:style-name="Heading_20_3" text:outline-level="3"><text:bookmark-start text:name="out-of-bound-error-write"/>Out of bound error (write)<text:bookmark-end text:name="out-of-bound-error-write"/></text:h>
      <text:p text:style-name="P9">int[] myArrayC = new int[5];</text:p>
      <text:p text:style-name="P10">myArrayC[5] = 12;</text:p>
      <text:h text:style-name="Heading_20_3" text:outline-level="3"><text:bookmark-start text:name="reading-the-array-as-a-whole-technically-not-an-error"/>Reading the array as a whole (technically not an error)<text:bookmark-end text:name="reading-the-array-as-a-whole-technically-not-an-error"/></text:h>
      <text:p text:style-name="P11">int[] myArrayD = new int[5];</text:p>
      <text:p text:style-name="P12">Console.WriteLine(myArrayD);</text:p>
      <text:p text:style-name="First_20_paragraph">This last statement is not “incorrect” in the sense that it will not prevent your program from executing, but it is not doing what you could or would have expected.</text:p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5">
        <text:list-item>
          <text:p text:style-name="P13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13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13">displays the content of <text:span text:style-name="NormalTok">myArray</text:span>.</text:p>
        </text:list-item>
        <text:list-item>
          <text:p text:style-name="P13">sums the values stored in <text:span text:style-name="NormalTok">myArray</text:span> and displays the result.</text:p>
        </text:list-item>
        <text:list-item>
          <text:p text:style-name="P13">computes the product of the values stored in <text:span text:style-name="NormalTok">myArray</text:span> and displays the result.</text:p>
        </text:list-item>
      </text:list>
      <text:p text:style-name="First_20_paragraph">If you are unsure how to get started, you can use the following code.</text:p>
      <text:p text:style-name="Text_20_body">Getting started:</text:p>
      <text:p text:style-name="P14">int[] myArray = {1, 2, 3, 4, 5, 6, 7, 8, 9, 10};</text:p>
      <text:p text:style-name="P15">int i = 0;</text:p>
      <text:p text:style-name="P16">int sum = 0;</text:p>
      <text:p text:style-name="P17">int product = 1;</text:p>
      <text:p text:style-name="P18">while(i &lt; myArray.Length){</text:p>
      <text:p text:style-name="P19"><text:s text:c="4"/>// Fill this!</text:p>
      <text:p text:style-name="P20"><text:s text:c="4"/>i++;</text:p>
      <text:p text:style-name="P21">}</text:p>
      <text:p text:style-name="P22">Console.WriteLine("The sum of the values in the array is " + sum + ".");</text:p>
      <text:p text:style-name="P23"/>
      <text:p text:style-name="P24">Console.WriteLine("The product of the values in the array is " + product + ".");</text:p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6">
        <text:list-item>
          <text:p text:style-name="P25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25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25">initialize <text:span text:style-name="T1">index 5</text:span>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7">
        <text:list-item>
          <text:p text:style-name="P26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26">Write a statement to display the value stored at index 4. What is that value? Why?</text:p>
        </text:list-item>
        <text:list-item>
          <text:p text:style-name="P26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8">
        <text:list-item>
          <text:p text:style-name="P27">What is the last <text:span text:style-name="DataTypeTok">char</text:span> of the <text:span text:style-name="NormalTok">letters</text:span> array now, after changing its length?</text:p>
        </text:list-item>
        <text:list-item>
          <text:p text:style-name="P27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27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27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40Z</meta:creation-date>
    <dc:date>2023-01-17T20:24:40Z</dc:date>
    <meta:user-defined meta:name="date" meta:value-type="string">January  17, 2023 (03:24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